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cce" officeooo:paragraph-rsid="001d3cce"/>
    </style:style>
    <style:style style:name="P2" style:family="paragraph" style:parent-style-name="Standard">
      <style:text-properties officeooo:rsid="001d3cce" officeooo:paragraph-rsid="001df637"/>
    </style:style>
    <style:style style:name="P3" style:family="paragraph" style:parent-style-name="Standard">
      <style:text-properties officeooo:rsid="001d3cce" officeooo:paragraph-rsid="001f76ce"/>
    </style:style>
    <style:style style:name="P4" style:family="paragraph" style:parent-style-name="Standard">
      <style:text-properties officeooo:rsid="001d3cce" officeooo:paragraph-rsid="00217853"/>
    </style:style>
    <style:style style:name="P5" style:family="paragraph" style:parent-style-name="Standard">
      <style:text-properties officeooo:rsid="00217853" officeooo:paragraph-rsid="00217853"/>
    </style:style>
    <style:style style:name="P6" style:family="paragraph" style:parent-style-name="Standard">
      <style:text-properties officeooo:rsid="002378e4" officeooo:paragraph-rsid="002378e4"/>
    </style:style>
    <style:style style:name="P7" style:family="paragraph" style:parent-style-name="Standard">
      <style:text-properties officeooo:rsid="001f76ce" officeooo:paragraph-rsid="001fa248"/>
    </style:style>
    <style:style style:name="P8" style:family="paragraph" style:parent-style-name="Standard">
      <style:text-properties officeooo:rsid="001f76ce" officeooo:paragraph-rsid="001f76ce"/>
    </style:style>
    <style:style style:name="P9" style:family="paragraph" style:parent-style-name="Standard">
      <style:text-properties officeooo:rsid="001df637" officeooo:paragraph-rsid="001f76ce"/>
    </style:style>
    <style:style style:name="P10" style:family="paragraph" style:parent-style-name="Standard">
      <style:text-properties officeooo:rsid="001df637" officeooo:paragraph-rsid="001fa248"/>
    </style:style>
    <style:style style:name="P11" style:family="paragraph" style:parent-style-name="Standard">
      <style:text-properties officeooo:rsid="00217853" officeooo:paragraph-rsid="00217853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d3cce" officeooo:paragraph-rsid="001f76ce"/>
    </style:style>
    <style:style style:name="T1" style:family="text">
      <style:text-properties officeooo:rsid="001df637"/>
    </style:style>
    <style:style style:name="T2" style:family="text">
      <style:text-properties officeooo:rsid="001f76ce"/>
    </style:style>
    <style:style style:name="T3" style:family="text">
      <style:text-properties officeooo:rsid="00217853"/>
    </style:style>
    <style:style style:name="T4" style:family="text">
      <style:text-properties officeooo:rsid="002231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 VA<text:span text:style-name="T2">R</text:span>LIKLAR <text:span text:style-name="T2">bölümü</text:span></text:p>
      <text:p text:style-name="P7"><text:tab/>Varlıklar bölümü SİSTEMde + olarak yapılabilecek girişler için kullanılır. 100 KASA nakit girişi için, 101 ALINAN Çek-Senet SİSTEMe gelen çek senetlerin girişi, 102 BANKALAR, SİSTEMe banka üzerinden yapılan girişlerin takibi için kullanılır. Bu tip hesaplar VARLIKLAR altında istenilen miktarda çoğaltılabilir.</text:p>
      <text:p text:style-name="P7"><text:tab/></text:p>
      <text:p text:style-name="P7"><text:tab/>120 ALICILAR bölümü müşterilere yapılan satış hesabının tutulduğu yerdir. SATIŞ sutununa girilen miktarlar müşterinin borcunu, ÖDEME sütununa girilen miktarlar, müşterinin yaptığı ödemeler için kullanılır.</text:p>
      <text:p text:style-name="P3"><text:tab/></text:p>
      <text:p text:style-name="P1">1 VA<text:span text:style-name="T2">R</text:span>LIKLAR 120 ALICILAR bölümünde, <text:span text:style-name="T1">Yeni Bir KAYIT ile</text:span> müşteriye satış yaparak SİSTEME + <text:span text:style-name="T1">Varlık Gi</text:span>rişi <text:span text:style-name="T1">(Nakit, çek, senet vs.) y</text:span>apılabili<text:span text:style-name="T1">r.</text:span></text:p>
      <text:p text:style-name="P3"><text:tab/></text:p>
      <text:p text:style-name="P8"><text:tab/>YENİ SATIŞ tıklanarak sayfaya yeni boş bir KAYIT eklenir..</text:p>
      <text:p text:style-name="P2"><text:tab/><text:span text:style-name="T2">TARİH- MÜŞTERİ BİLGİ NOTU girildikten sonra</text:span></text:p>
      <text:p text:style-name="P3"><text:tab/></text:p>
      <text:p text:style-name="P9"><text:tab/>SİSTEMde satış</text:p>
      <text:p text:style-name="P3"><text:span text:style-name="T1"><text:tab/><text:tab/>TRANSFER sutununa <text:tab/></text:span>6- GELİR <text:tab/></text:p>
      <text:p text:style-name="P7"><text:tab/><text:tab/>SATIŞ sütünuna <text:tab/><text:tab/>miktar </text:p>
      <text:p text:style-name="P7"><text:tab/><text:tab/>girilerek yapılır.</text:p>
      <text:p text:style-name="P3"><text:tab/></text:p>
      <text:p text:style-name="P9"><text:tab/>Böylece, SİSTEMe GELİR kaydı yapılmış olur. Yapılan satış ile SİSTEMe bir varlık girişide yapılması gerekir. Girişi yapılan satış, HESAPa yeni bir KAYIT eklenerek Varlık olarak girişide yapılmalıdır.</text:p>
      <text:p text:style-name="P9"><text:tab/>SİSTEMe girilecek varlığın;</text:p>
      <text:p text:style-name="P9"><text:tab/><text:tab/></text:p>
      <text:p text:style-name="P9"><text:tab/>nakit olması durumunda </text:p>
      <text:p text:style-name="P3"><text:tab/><text:tab/>TRANSFER sutununa <text:tab/>1 VARLIKLAR <text:span text:style-name="T1">100 KASA </text:span></text:p>
      <text:p text:style-name="P10"><text:tab/><text:tab/>ÖDEME sutununa <text:tab/><text:tab/>miktar </text:p>
      <text:p text:style-name="P10"><text:tab/><text:tab/>yazarak varlık girişi yapılır.</text:p>
      <text:p text:style-name="P3"/>
      <text:p text:style-name="P9"><text:tab/>Çek olması durumunda </text:p>
      <text:p text:style-name="P3"><text:tab/><text:tab/>TRANSFER sutununa <text:tab/>1 VARLIKLAR <text:span text:style-name="T1">101 ALINAN ÇEK SENET <text:s/></text:span></text:p>
      <text:p text:style-name="P9"><text:tab/><text:tab/>ÖDEME sutununa miktar yazarak varlık girişi yapılır.</text:p>
      <text:p text:style-name="P3"><text:tab/></text:p>
      <text:p text:style-name="P3"><text:tab/><text:span text:style-name="T2">Senet, bono vb. Giriş yapılacaksa ilgili VARLIKLAR bölümüne TRANSFER yapılabilir.</text:span></text:p>
      <text:p text:style-name="P3"/>
      <text:p text:style-name="P5">GELİR – GİDER TAKİBİ</text:p>
      <text:p text:style-name="P5"/>
      <text:p text:style-name="P4"><text:tab/><text:span text:style-name="T3">120 ALICILAR hesabında TRANSFER sutununda GELİR seçilmesi ile </text:span>gelir sayfasına gönderilen satışlar G<text:span text:style-name="T3">ELİR hesabında takip edilebilir. GELİR hesabında direk gelir girişi yapılmaz.</text:span></text:p>
      <text:p text:style-name="P5">ALICILAR hesabında TRANSFER sutununa GELİR ve SATIŞ sutununa miktar yazılarak girilen gelir, GELİR hesap sayfasında GELİR sutununda miktar ve TRANSFER sutununda hangi ALICIDAN transfer edildiyse o şekilde görülür. </text:p>
      <text:p text:style-name="P2"><text:tab/>Sistemden Para Çıkışı (Harcama) yapmak için <text:span text:style-name="T4">GELİR hesap </text:span>sayfasında <text:span text:style-name="T4">YENİ bir kayıt yapılarak,</text:span> ÜCRET sutununa miktar yazılarak <text:span text:style-name="T1">ve TRANSFER kısmnda ,</text:span> <text:span text:style-name="T1">1- VARLIKLAR 100 KASA seçilerek kasadan nakit çıkışı yapılabilir.</text:span> <text:s/></text:p>
      <text:p text:style-name="P2"/>
      <text:p text:style-name="P2"><text:tab/><text:span text:style-name="T4">Böylece, ALICILAR hesabında, müşteriye yapılan satışlar ve müşterinin yaptığı ödemeler, buna bağlı olarak müşteri bakiyesi takip edilebilir.</text:span></text:p>
      <text:p text:style-name="P2"><text:tab/><text:span text:style-name="T4">GELİR hesabına birden fazla ALICI hesabından TRANSFER yapılabilir. Buda toplam gelirin GELİR hesaplarında takip edilebileceğini gösterir. GELİR hesaplarıda istenilen şekilde </text:span><text:soft-page-break/><text:span text:style-name="T4">sınıflandırılarak çoğaltılabilir. GELİR hesabında TRANSFER bölümünde KASA seçilerek ve ÜCRET bölümüne miktar girilerek, sadece bu GELİR hesabından GİDER gösterilebilir. GENEL GİDER bölümünde yapılacak gider kayıtları genel hesaba etki edecektir.</text:span></text:p>
      <text:p text:style-name="P2"/>
      <text:p text:style-name="P6">GELİR ve GİDER bölümleri SİSTEMin + veya – de olduğunu gösteren bölümlerdir. Bu bölümlerde girilen kayıtlarla SİSTEM ya + bakiye, yda – bakiye verebilir. Yani KAR ve ZARAR takip edilebilir.</text:p>
      <text:p text:style-name="P6">VARLIKLAR bölümünde yapılan işlemler nakit, çek-senet vs. varlıkların azaltılıp çoğaltılmasını sağlar. VARLIKLAR bölümünde – bir kayıt girilmesi mümkün olmaz. Yani KASAda hiçbir zaman – nakit olması mümkün değildir. KASA herzaman ya 0 dır, yada + dadı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3:38.786014338</meta:creation-date>
    <dc:date>2020-06-17T13:19:21.384250924</dc:date>
    <meta:editing-duration>PT51M5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5" meta:word-count="399" meta:character-count="3073" meta:non-whitespace-character-count="2638"/>
  </office:meta>
</office:document-meta>
</file>